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Heading_20_2">
      <style:paragraph-properties fo:margin-top="0.1665in" fo:margin-bottom="0.0835in" fo:keep-with-next="always"/>
    </style:style>
    <style:style style:name="P22"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2.2</text:p>
      <text:p text:style-name="Subtitle">27<text:span text:style-name="T10">th</text:span> January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Introduction to Byteman<text:tab/>4</text:p>
          <text:p text:style-name="P12">Running an Application with the Byteman agent<text:tab/>4</text:p>
          <text:p text:style-name="P12">Event Condition Action Rules<text:tab/>4</text:p>
          <text:p text:style-name="P12">Rule Bindings and Parameterization<text:tab/>5</text:p>
          <text:p text:style-name="P12">Built-in Conditions and Actions<text:tab/>6</text:p>
          <text:p text:style-name="P12">Extending or Replacing the Byteman Language Built-ins<text:tab/>6</text:p>
          <text:p text:style-name="P12">Agent Transformation<text:tab/>7</text:p>
          <text:p text:style-name="P12">Agent Retransformation<text:tab/>8</text:p>
          <text:p text:style-name="P12">ECA Rule Engine<text:tab/>8</text:p>
          <text:p text:style-name="P11">The Byteman Rule Language<text:tab/>10</text:p>
          <text:p text:style-name="P12">Rule Events<text:tab/>10</text:p>
          <text:p text:style-name="P13">Class Rules vs Interface Rules<text:tab/>11</text:p>
          <text:p text:style-name="P13">Overriding <text:s/>Rules<text:tab/>11</text:p>
          <text:p text:style-name="P12">Location Specifiers<text:tab/>12</text:p>
          <text:p text:style-name="P12">Rule Bindings<text:tab/>14</text:p>
          <text:p text:style-name="P12">Rule Expressions<text:tab/>15</text:p>
          <text:p text:style-name="P12">Rule Conditions<text:tab/>16</text:p>
          <text:p text:style-name="P12">Rule Actions<text:tab/>17</text:p>
          <text:p text:style-name="P12">Built-In Calls<text:tab/>18</text:p>
          <text:p text:style-name="P12">User-Defined Rule Helpers<text:tab/>18</text:p>
          <text:p text:style-name="P11">Byteman Rule Language Standard Built-Ins<text:tab/>20</text:p>
          <text:p text:style-name="P12">Thread Coordination Operations<text:tab/>20</text:p>
          <text:p text:style-name="P13">Waiters<text:tab/>20</text:p>
          <text:p text:style-name="P13">Rendezvous<text:tab/>21</text:p>
          <text:p text:style-name="P13">Joiners<text:tab/>22</text:p>
          <text:p text:style-name="P13">Aborting Execution<text:tab/>22</text:p>
          <text:p text:style-name="P12">Rule State Management Operations<text:tab/>23</text:p>
          <text:p text:style-name="P13">CountDowns<text:tab/>23</text:p>
          <text:p text:style-name="P13">Flags<text:tab/>24</text:p>
          <text:p text:style-name="P13">Counters<text:tab/>24</text:p>
          <text:p text:style-name="P13">Timers<text:tab/>25</text:p>
          <text:p text:style-name="P13">Recursive Triggering<text:tab/>25</text:p>
          <text:p text:style-name="P12">Trace and Debug Operations<text:tab/>27</text:p>
          <text:p text:style-name="P13">Debugging<text:tab/>27</text:p>
          <text:p text:style-name="P13">Tracing<text:tab/>27</text:p>
          <text:p text:style-name="P11">Using Byteman<text:tab/>29</text:p>
          <text:p text:style-name="P12">Downloading a binary release<text:tab/>29</text:p>
          <text:p text:style-name="P12">Obtaining the sources<text:tab/>29</text:p>
          <text:p text:style-name="P12">Building Byteman from the sources<text:tab/>29</text:p>
          <text:p text:style-name="P12">Running Applications with Byteman<text:tab/>29</text:p>
          <text:p text:style-name="P12">Available -javaagent Options<text:tab/>30</text:p>
          <text:p text:style-name="P12">Running Byteman Using Script bmjava.sh<text:tab/>31</text:p>
          <text:p text:style-name="P12">Submitting Rules Dynamically Using Script submit.sh<text:tab/>31</text:p>
          <text:p text:style-name="P12">Checking Rules Offline Using Script bytemancheck.sh<text:tab/>33</text:p>
          <text:p text:style-name="P12">Environment Settings<text:tab/>33</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921134727"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73913241" text:style-name="L1">
        <text:list-item>
          <text:p text:style-name="P14">tracing application execution</text:p>
        </text:list-item>
        <text:list-item>
          <text:p text:style-name="P14">short-circuiting normal method execution via early returns or exceptions</text:p>
        </text:list-item>
        <text:list-item>
          <text:p text:style-name="P14">orchestrating the timing of activities performed by independent application threads</text:p>
        </text:list-item>
      </text:list>
      <text:p text:style-name="Text_20_body">Byteman is actually more general than this description appears to suggest. The core engine which underlies Byteman is a general purpose code injection program based around Event Condition Action (ECA) rules. Obviously, tracing code or short-circuiting execution can be useful for a variety of purposes. The thread management functionality in the Byteman script language which is specifically geared towards test automation is provided via a simple POJO plug-in. It is trivial to modify and/or extend the script language to support language operations which are specific to other application domains. Indeed this can be done on a piecemeal basis for individual rules. So, it is possible to use Byteman to inject ad hoc modifications into all sorts of applications.</text:p>
      <text:list xml:id="list68583885" text:continue-list="list921134727" text:style-name="Outline">
        <text:list-item>
          <text:list>
            <text:list-header>
              <text:h text:style-name="P21"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list xml:id="list33863645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162828482"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the buffer were empty). The location specifier <text:span text:style-name="Code_20_Text">AT INVOKE</text:span> places the trigger point just before the call to this method. </text:p>
      <text:p text:style-name="Code"><text:soft-page-break/>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303168996" text:continue-list="list33863645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text:soft-page-break/>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39199970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91914165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text:soft-page-break/>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60192157"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2173014184" text:style-name="L3">
        <text:list-item>
          <text:p text:style-name="P16">the <text:span text:style-name="T1">trigger method</text:span>, i.e. the method which contains the trigger point</text:p>
        </text:list-item>
        <text:list-item>
          <text:p text:style-name="P16">the rule which has been matched</text:p>
        </text:list-item>
        <text:list-item>
          <text:p text:style-name="P16">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text:soft-page-break/>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920359263" text:continue-list="list260192157" text:style-name="Outline">
        <text:list-item>
          <text:list>
            <text:list-header>
              <text:h text:style-name="P21"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764077933" text:continue-numbering="true" text:style-name="Outline">
        <text:list-item>
          <text:list>
            <text:list-header>
              <text:h text:style-name="P21"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text:soft-page-break/>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283695467"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496575039" text:continue-numbering="true" text:style-name="Outline">
        <text:list-item>
          <text:list>
            <text:list-header>
              <text:h text:style-name="P2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671356138"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226980944"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1207151486"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2054437793"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861136645"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613812025" text:style-name="L4">
        <text:list-item>
          <text:p text:style-name="P17">references to previously bound variables</text:p>
        </text:list-item>
        <text:list-item>
          <text:p text:style-name="P17">references to the trigger method recipient or parameters</text:p>
        </text:list-item>
        <text:list-item>
          <text:p text:style-name="P17">references to the local variables in scope at the trigger point</text:p>
        </text:list-item>
        <text:list-item>
          <text:p text:style-name="P17">static field references</text:p>
        </text:list-item>
        <text:list-item>
          <text:p text:style-name="P17">primitive literals</text:p>
        </text:list-item>
        <text:list-item>
          <text:p text:style-name="P17">field accesses</text:p>
        </text:list-item>
        <text:list-item>
          <text:p text:style-name="P17">static or instance method invocations</text:p>
        </text:list-item>
        <text:list-item>
          <text:p text:style-name="P17">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text:soft-page-break/>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422110294" text:style-name="L5">
        <text:list-item>
          <text:p text:style-name="P18">throw and return operations are only allowed as the last action in a sequence of rule actions (see below).</text:p>
        </text:list-item>
      </text:list>
      <text:list xml:id="list77957493" text:style-name="L6">
        <text:list-item>
          <text:p text:style-name="P19">Expressions should obey the normal rules regarding associativity and precedence.</text:p>
        </text:list-item>
        <text:list-item>
          <text:p text:style-name="P19">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19">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19">Assignments may update rule variables introduced in the <text:span text:style-name="Code_20_Text">BINDS</text:span> clause, parameter or local variables or, assuming the rule has an <text:span text:style-name="Code_20_Text">AT EXIT</text:span> location, the return value variable $!</text:p>
        </text:list-item>
        <text:list-item>
          <text:p text:style-name="P19">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19">Assignment to <text:span text:style-name="Code_20_Text">$!</text:span> in an <text:span text:style-name="Code_20_Text">AT EXIT</text:span> rule updates the return value on top of the stack at the trigger point. The same effect can be achieved by executing a <text:span text:style-name="Code_20_Text">RETURN</text:span> expression.</text:p>
        </text:list-item>
      </text:list>
      <text:list xml:id="list1695461626" text:continue-list="list1861136645"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text:soft-page-break/>#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364160091"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text:soft-page-break/>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649140244"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77473678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462089420"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383319471"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552638354" text:continue-numbering="true" text:style-name="Outline">
        <text:list-item>
          <text:list>
            <text:list-item>
              <text:list>
                <text:list-header>
                  <text:h text:style-name="P22"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869694736" text:continue-numbering="true" text:style-name="Outline">
        <text:list-item>
          <text:list>
            <text:list-item>
              <text:list>
                <text:list-header>
                  <text:h text:style-name="P22"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234184593"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44823509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085254932" text:continue-numbering="true" text:style-name="Outline">
        <text:list-item>
          <text:list>
            <text:list-item>
              <text:list>
                <text:list-header>
                  <text:h text:style-name="P22"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123947337" text:continue-numbering="true" text:style-name="Outline">
        <text:list-item>
          <text:list>
            <text:list-item>
              <text:list>
                <text:list-header>
                  <text:h text:style-name="P22"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oft-page-break/><text:span text:style-name="Code_20_Text">incrementCounter</text:span> can be called to increment the Counter associated with <text:span text:style-name="Code_20_Text">O</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O</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O</text:span>. If no such Counter exists it will create one with value 0.</text:p>
      <text:list xml:id="list2151133868"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807341515" text:continue-numbering="true" text:style-name="Outline">
        <text:list-item>
          <text:list>
            <text:list-item>
              <text:list>
                <text:list-header>
                  <text:h text:style-name="P22"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178135465"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111050073"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844229170"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485075688" text:continue-numbering="true" text:style-name="Outline">
        <text:list-item>
          <text:list>
            <text:list-header>
              <text:h text:style-name="P21"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235039191"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5704899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1225037460" text:continue-numbering="true" text:style-name="Outline">
        <text:list-item>
          <text:list>
            <text:list-header>
              <text:h text:style-name="P21"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463535118" text:continue-numbering="true" text:style-name="Outline">
        <text:list-item>
          <text:list>
            <text:list-header>
              <text:h text:style-name="P21"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945712027" text:continue-numbering="true" text:style-name="Outline">
        <text:list-item>
          <text:list>
            <text:list-header>
              <text:h text:style-name="P21"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626145535" text:style-name="L7">
        <text:list-item>
          <text:p text:style-name="P20">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0">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0">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809935515" text:continue-list="list945712027"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P1"><text:span text:style-name="Code_20_Text"><text:span text:style-name="T4">Flag </text:span></text:span><text:span text:style-name="Code_20_Text">-cp</text:span><text:span text:style-name="Code_20_Text"><text:span text:style-name="T4"> provides a classpath used to locate classes mentioned in the scripts.</text:span></text:span></text:p>
      <text:list xml:id="list1715534355" text:continue-numbering="true" text:style-name="Outline">
        <text:list-item>
          <text:list>
            <text:list-header>
              <text:h text:style-name="P21"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oft-page-break/><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oft-page-break/><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Andrew Dinn</meta:initial-creator>
    <meta:creation-date>2008-09-25T16:33:44</meta:creation-date>
    <dc:creator>Andrew Dinn</dc:creator>
    <dc:date>2010-04-30T11:59:58</dc:date>
    <meta:printed-by>Andrew Dinn</meta:printed-by>
    <meta:print-date>2008-09-26T17:21:42</meta:print-date>
    <meta:editing-cycles>131</meta:editing-cycles>
    <meta:editing-duration>PT52H46M37S</meta:editing-duration>
    <meta:document-statistic meta:table-count="0" meta:image-count="0" meta:object-count="0" meta:page-count="35" meta:paragraph-count="421" meta:word-count="14399" meta:character-count="89516"/>
    <meta:user-defined meta:name="Info 1"/>
    <meta:user-defined meta:name="Info 2"/>
    <meta:user-defined meta:name="Info 3"/>
    <meta:user-defined meta:name="Info 4"/>
  </office:meta>
</office:document-meta>
</file>